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Sans" svg:font-family="Sans"/>
    <style:font-face style:name="Arial1" svg:font-family="Arial" style:font-family-generic="swiss"/>
    <style:font-face style:name="Calibri1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1" style:family="table-column">
      <style:table-column-properties fo:break-before="auto" style:column-width="194.26pt"/>
    </style:style>
    <style:style style:name="co12" style:family="table-column">
      <style:table-column-properties fo:break-before="auto" style:column-width="123.76pt"/>
    </style:style>
    <style:style style:name="co13" style:family="table-column">
      <style:table-column-properties fo:break-before="auto" style:column-width="119.99pt"/>
    </style:style>
    <style:style style:name="co14" style:family="table-column">
      <style:table-column-properties fo:break-before="auto" style:column-width="85.49pt"/>
    </style:style>
    <style:style style:name="co15" style:family="table-column">
      <style:table-column-properties fo:break-before="auto" style:column-width="47.25pt"/>
    </style:style>
    <style:style style:name="co16" style:family="table-column">
      <style:table-column-properties fo:break-before="auto" style:column-width="89.26pt"/>
    </style:style>
    <style:style style:name="co17" style:family="table-column">
      <style:table-column-properties fo:break-before="auto" style:column-width="93pt"/>
    </style:style>
    <style:style style:name="co18" style:family="table-column">
      <style:table-column-properties fo:break-before="auto" style:column-width="67.49pt"/>
    </style:style>
    <style:style style:name="co10" style:family="table-column">
      <style:table-column-properties fo:break-before="auto" style:column-width="54pt"/>
    </style:style>
    <style:style style:name="co19" style:family="table-column">
      <style:table-column-properties fo:break-before="auto" style:column-width="100.49pt"/>
    </style:style>
    <style:style style:name="co20" style:family="table-column">
      <style:table-column-properties fo:break-before="auto" style:column-width="181.5pt"/>
    </style:style>
    <style:style style:name="co21" style:family="table-column">
      <style:table-column-properties fo:break-before="auto" style:column-width="65.99pt"/>
    </style:style>
    <style:style style:name="co22" style:family="table-column">
      <style:table-column-properties fo:break-before="auto" style:column-width="54.74pt"/>
    </style:style>
    <style:style style:name="co9" style:family="table-column">
      <style:table-column-properties fo:break-before="auto" style:column-width="47.99pt"/>
    </style:style>
    <style:style style:name="co24" style:family="table-column">
      <style:table-column-properties fo:break-before="auto" style:column-width="107.55pt"/>
    </style:style>
    <style:style style:name="co25" style:family="table-column">
      <style:table-column-properties fo:break-before="auto" style:column-width="133.51pt"/>
    </style:style>
    <style:style style:name="co26" style:family="table-column">
      <style:table-column-properties fo:break-before="auto" style:column-width="141.76pt"/>
    </style:style>
    <style:style style:name="co27" style:family="table-column">
      <style:table-column-properties fo:break-before="auto" style:column-width="27.3pt"/>
    </style:style>
    <style:style style:name="co28" style:family="table-column">
      <style:table-column-properties fo:break-before="auto" style:column-width="57.86pt"/>
    </style:style>
    <style:style style:name="co29" style:family="table-column">
      <style:table-column-properties fo:break-before="auto" style:column-width="58.56pt"/>
    </style:style>
    <style:style style:name="co30" style:family="table-column">
      <style:table-column-properties fo:break-before="auto" style:column-width="60.01pt"/>
    </style:style>
    <style:style style:name="co31" style:family="table-column">
      <style:table-column-properties fo:break-before="auto" style:column-width="94.51pt"/>
    </style:style>
    <style:style style:name="ro7" style:family="table-row">
      <style:table-row-properties style:row-height="18.74pt" fo:break-before="auto" style:use-optimal-row-height="true"/>
    </style:style>
    <style:style style:name="ro8" style:family="table-row">
      <style:table-row-properties style:row-height="15pt" fo:break-before="auto" style:use-optimal-row-height="true"/>
    </style:style>
    <style:style style:name="ro9" style:family="table-row">
      <style:table-row-properties style:row-height="14.26pt" fo:break-before="auto" style:use-optimal-row-height="true"/>
    </style:style>
    <style:style style:name="ro4" style:family="table-row">
      <style:table-row-properties style:row-height="13.8pt" fo:break-before="auto" style:use-optimal-row-height="true"/>
    </style:style>
    <style:style style:name="ro5" style:family="table-row">
      <style:table-row-properties style:row-height="32.8pt" fo:break-before="auto" style:use-optimal-row-height="true"/>
    </style:style>
    <style:style style:name="ro6" style:family="table-row">
      <style:table-row-properties style:row-height="14.06pt" fo:break-before="auto" style:use-optimal-row-height="true"/>
    </style:style>
    <style:style style:name="ro10" style:family="table-row">
      <style:table-row-properties style:row-height="13.44pt" fo:break-before="auto" style:use-optimal-row-height="false"/>
    </style:style>
    <style:style style:name="ro11" style:family="table-row">
      <style:table-row-properties style:row-height="12.81pt" fo:break-before="auto" style:use-optimal-row-height="true"/>
    </style:style>
    <style:style style:name="ta2" style:family="table" style:master-page-name="mp2">
      <style:table-properties table:display="true" style:writing-mode="lr-tb"/>
    </style:style>
    <style:style style:name="ta1" style:family="table" style:master-page-name="mp1">
      <style:table-properties table:display="true" style:writing-mode="lr-tb"/>
    </style:style>
    <style:style style:name="ce15" style:family="table-cell" style:parent-style-name="Default" style:data-style-name="N0">
      <style:table-cell-properties style:cell-protect="protected" style:print-content="true" fo:background-color="transparent" style:vertical-align="automatic"/>
      <style:text-properties style:text-position="" style:font-name="Calibri1" fo:font-size="14pt" fo:font-weight="bold" style:font-name-asian="Calibri" style:font-size-asian="14pt" style:font-weight-asian="bold" style:font-name-complex="Calibri" style:font-size-complex="14pt" style:font-weight-complex="bold"/>
    </style:style>
    <style:style style:name="ce16" style:family="table-cell" style:parent-style-name="Default" style:data-style-name="N0">
      <style:text-properties style:text-position="" style:font-name="Calibri1" style:font-name-asian="Calibri" style:font-name-complex="Calibri"/>
    </style:style>
    <style:style style:name="ce17" style:family="table-cell" style:parent-style-name="Default" style:data-style-name="N0">
      <style:table-cell-properties style:cell-protect="protected" style:print-content="true" fo:background-color="transparent" style:vertical-align="automatic"/>
      <style:text-properties style:text-position="" style:font-name="Calibri" style:font-name-asian="Calibri" style:font-name-complex="Calibri"/>
    </style:style>
    <style:style style:name="ce18" style:family="table-cell" style:parent-style-name="Default" style:data-style-name="N0">
      <style:table-cell-properties style:cell-protect="protected" style:print-content="true" fo:background-color="transparent" fo:wrap-option="wrap" style:vertical-align="automatic"/>
      <style:text-properties fo:color="#0000ff" style:text-position="" style:font-name="Calibri" style:text-underline-style="solid" style:text-underline-width="auto" style:text-underline-color="font-color" style:font-name-asian="Calibri" style:font-name-complex="Calibri"/>
    </style:style>
    <style:style style:name="ce19" style:family="table-cell" style:parent-style-name="Default" style:data-style-name="N0">
      <style:table-cell-properties fo:wrap-option="wrap" style:vertical-align="automatic"/>
      <style:text-properties style:text-position="" style:font-name="Calibri" style:font-name-asian="Calibri" style:font-name-complex="Calibri"/>
    </style:style>
    <style:style style:name="ce20" style:family="table-cell" style:parent-style-name="Hyperlink" style:data-style-name="N0">
      <style:text-properties fo:color="#0563c1" style:text-position="" style:font-name="Calibri1" style:text-underline-style="solid" style:text-underline-width="auto" style:text-underline-color="font-color" style:font-name-asian="Calibri" style:font-name-complex="Calibri"/>
    </style:style>
    <style:style style:name="ce21" style:family="table-cell" style:parent-style-name="Default" style:data-style-name="N0">
      <style:table-cell-properties style:cell-protect="protected" style:print-content="true" fo:background-color="transparent" style:vertical-align="automatic"/>
      <style:text-properties fo:color="#0000ff" style:text-position="" style:font-name="Calibri" style:text-underline-style="solid" style:text-underline-width="auto" style:text-underline-color="font-color" style:font-name-asian="Calibri" style:font-name-complex="Calibri"/>
    </style:style>
    <style:style style:name="ce22" style:family="table-cell" style:parent-style-name="Hyperlink" style:data-style-name="N0">
      <style:table-cell-properties fo:background-color="transparent" style:vertical-align="automatic"/>
      <style:text-properties fo:color="#0563c1" style:text-position="" style:font-name="Calibri" style:text-underline-style="solid" style:text-underline-width="auto" style:text-underline-color="font-color" style:font-name-asian="Calibri" style:font-name-complex="Calibri"/>
    </style:style>
    <style:style style:name="ce23" style:family="table-cell" style:parent-style-name="Default" style:data-style-name="N124">
      <style:text-properties style:text-position="" style:font-name="Calibri1" style:font-name-asian="Calibri" style:font-name-complex="Calibri"/>
    </style:style>
    <style:style style:name="ce24" style:family="table-cell" style:parent-style-name="Default" style:data-style-name="N125">
      <style:table-cell-properties style:cell-protect="protected" style:print-content="true" fo:background-color="transparent" style:vertical-align="automatic"/>
      <style:text-properties style:text-position="" style:font-name="Calibri" style:font-name-asian="Calibri" style:font-name-complex="Calibri"/>
    </style:style>
    <style:style style:name="ce6" style:family="table-cell" style:parent-style-name="Default" style:data-style-name="N0">
      <style:text-properties style:text-position=""/>
    </style:style>
    <style:style style:name="ce25" style:family="table-cell" style:parent-style-name="Gnumeric-default" style:data-style-name="N122">
      <style:table-cell-properties fo:background-color="transparent" style:vertical-align="automatic"/>
      <style:text-properties style:text-position="" fo:font-size="11pt" style:font-size-asian="11pt" style:font-size-complex="11pt"/>
    </style:style>
    <style:style style:name="ce26" style:family="table-cell" style:parent-style-name="Default" style:data-style-name="N122">
      <style:text-properties style:text-position=""/>
    </style:style>
    <style:style style:name="ce27" style:family="table-cell" style:parent-style-name="Gnumeric-default" style:data-style-name="N0">
      <style:table-cell-properties fo:background-color="transparent" style:vertical-align="automatic"/>
      <style:text-properties style:text-position="" fo:font-size="11pt" style:font-size-asian="11pt" style:font-size-complex="11pt"/>
    </style:style>
    <style:style style:name="ce28" style:family="table-cell" style:parent-style-name="Gnumeric-default" style:data-style-name="N125">
      <style:table-cell-properties fo:background-color="transparent" style:vertical-align="automatic"/>
      <style:text-properties style:text-position="" fo:font-size="11pt" style:font-size-asian="11pt" style:font-size-complex="11pt"/>
    </style:style>
    <style:style style:name="ce29" style:family="table-cell" style:parent-style-name="Default" style:data-style-name="N125">
      <style:text-properties style:text-position=""/>
    </style:style>
    <style:style style:name="ce30" style:family="table-cell" style:parent-style-name="Gnumeric-default" style:data-style-name="N0">
      <style:table-cell-properties fo:background-color="transparent" style:vertical-align="automatic"/>
      <style:text-properties style:text-position="" fo:font-size="10pt" style:font-size-asian="10pt" style:font-size-complex="10pt"/>
    </style:style>
    <style:style style:name="ce31" style:family="table-cell" style:parent-style-name="Default" style:data-style-name="N0">
      <style:table-cell-properties style:cell-protect="protected" style:print-content="true" fo:background-color="transparent" style:vertical-align="automatic"/>
      <style:text-properties style:font-name="Arial" fo:font-size="10pt" style:font-name-asian="Arial" style:font-size-asian="10pt" style:font-name-complex="Arial" style:font-size-complex="10pt"/>
    </style:style>
    <style:style style:name="ce32" style:family="table-cell" style:parent-style-name="Default" style:data-style-name="N0">
      <style:table-cell-properties style:cell-protect="protected" style:print-content="true" fo:background-color="transparent" style:vertical-align="automatic"/>
      <style:text-properties style:font-name="Arial1" fo:font-size="14pt" fo:font-weight="bold" style:font-name-asian="Arial" style:font-size-asian="14pt" style:font-weight-asian="bold" style:font-name-complex="Arial" style:font-size-complex="14pt" style:font-weight-complex="bold"/>
    </style:style>
    <style:style style:name="ce33" style:family="table-cell" style:parent-style-name="Default" style:data-style-name="N0">
      <style:table-cell-properties style:cell-protect="protected" style:print-content="true" fo:background-color="transparent" style:vertical-align="automatic"/>
      <style:text-properties style:font-name="Arial" fo:font-size="10pt" fo:font-weight="normal" style:font-name-asian="Arial" style:font-size-asian="10pt" style:font-weight-asian="normal" style:font-name-complex="Arial" style:font-size-complex="10pt" style:font-weight-complex="normal"/>
    </style:style>
    <style:style style:name="ce34" style:family="table-cell" style:parent-style-name="Default">
      <style:text-properties fo:font-size="10pt" style:font-size-asian="10pt" style:font-size-complex="10pt"/>
    </style:style>
    <style:style style:name="ce35" style:family="table-cell" style:parent-style-name="Default" style:data-style-name="N0">
      <style:table-cell-properties style:cell-protect="protected" style:print-content="true" fo:background-color="transparent" style:vertical-align="automatic"/>
      <style:text-properties fo:font-size="10pt" style:font-size-asian="10pt" style:font-size-complex="10pt"/>
    </style:style>
    <style:style style:name="ce36" style:family="table-cell" style:parent-style-name="Default" style:data-style-name="N0"/>
    <style:style style:name="ce37" style:family="table-cell" style:parent-style-name="Default" style:data-style-name="N0">
      <style:table-cell-properties style:cell-protect="protected" style:print-content="true" fo:background-color="transparent" fo:wrap-option="wrap" style:vertical-align="automatic"/>
      <style:text-properties fo:color="#0000ff" style:font-name="Arial" fo:font-size="10pt" style:text-underline-style="solid" style:text-underline-width="auto" style:text-underline-color="font-color" style:font-name-asian="Arial" style:font-size-asian="10pt" style:font-name-complex="Arial" style:font-size-complex="10pt"/>
    </style:style>
    <style:style style:name="ce38" style:family="table-cell" style:parent-style-name="Default">
      <style:table-cell-properties fo:wrap-option="wrap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0">
      <style:table-cell-properties fo:wrap-option="wrap" style:vertical-align="automatic"/>
      <style:text-properties style:font-name="Arial" fo:font-size="10pt" style:font-name-asian="Arial" style:font-size-asian="10pt" style:font-name-complex="Arial" style:font-size-complex="10pt"/>
    </style:style>
    <style:style style:name="ce40" style:family="table-cell" style:parent-style-name="Default" style:data-style-name="N0">
      <style:text-properties style:font-name="Arial1" fo:font-size="10pt" style:font-name-asian="Arial" style:font-size-asian="10pt" style:font-name-complex="Arial" style:font-size-complex="10pt"/>
    </style:style>
    <style:style style:name="ce41" style:family="table-cell" style:parent-style-name="Default" style:data-style-name="N0">
      <style:table-cell-properties style:cell-protect="protected" style:print-content="true" fo:background-color="transparent" style:vertical-align="automatic"/>
      <style:text-properties fo:color="#0000ff" style:font-name="Arial" fo:font-size="10pt" style:text-underline-style="solid" style:text-underline-width="auto" style:text-underline-color="font-color" style:font-name-asian="Arial" style:font-size-asian="10pt" style:font-name-complex="Arial" style:font-size-complex="10pt"/>
    </style:style>
    <style:style style:name="ce42" style:family="table-cell" style:parent-style-name="Hyperlink" style:data-style-name="N0">
      <style:table-cell-properties fo:background-color="transparent" style:vertical-align="automatic"/>
      <style:text-properties fo:color="#0563c1" style:font-name="Arial" fo:font-size="10pt" style:text-underline-style="solid" style:text-underline-width="auto" style:text-underline-color="font-color" style:font-name-asian="Arial" style:font-size-asian="10pt" style:font-name-complex="Arial" style:font-size-complex="10pt"/>
    </style:style>
    <style:style style:name="ce43" style:family="table-cell" style:parent-style-name="Default" style:data-style-name="N0">
      <style:table-cell-properties style:cell-protect="protected" style:print-content="true" fo:background-color="transparent" fo:wrap-option="wrap" style:vertical-align="automatic"/>
      <style:text-properties style:font-name="Arial1" fo:font-size="14pt" fo:font-weight="bold" style:font-name-asian="Arial" style:font-size-asian="14pt" style:font-weight-asian="bold" style:font-name-complex="Arial" style:font-size-complex="14pt" style:font-weight-complex="bold"/>
    </style:style>
    <style:style style:name="ce44" style:family="table-cell" style:parent-style-name="Default" style:data-style-name="N125">
      <style:table-cell-properties style:cell-protect="protected" style:print-content="true" fo:background-color="transparent" style:vertical-align="automatic"/>
      <style:text-properties style:font-name="Arial" fo:font-size="10pt" style:font-name-asian="Arial" style:font-size-asian="10pt" style:font-name-complex="Arial" style:font-size-complex="10pt"/>
    </style:style>
    <style:style style:name="ce45" style:family="table-cell" style:parent-style-name="Default" style:data-style-name="N0">
      <style:table-cell-properties style:cell-protect="protected" style:print-content="true" fo:background-color="transparent" style:vertical-align="automatic"/>
      <style:text-properties style:font-name="Calibri1" fo:font-size="14pt" fo:font-weight="bold" style:font-name-asian="Calibri" style:font-size-asian="14pt" style:font-weight-asian="bold" style:font-name-complex="Calibri" style:font-size-complex="14pt" style:font-weight-complex="bold"/>
    </style:style>
    <style:style style:name="ce46" style:family="table-cell" style:parent-style-name="Default" style:data-style-name="N0">
      <style:text-properties style:font-name="Calibri1" style:font-name-asian="Calibri" style:font-name-complex="Calibri"/>
    </style:style>
    <style:style style:name="ce47" style:family="table-cell" style:parent-style-name="Default" style:data-style-name="N0">
      <style:table-cell-properties style:cell-protect="protected" style:print-content="true" fo:background-color="transparent" style:vertical-align="automatic"/>
      <style:text-properties style:font-name="Calibri" style:font-name-asian="Calibri" style:font-name-complex="Calibri"/>
    </style:style>
    <style:style style:name="ce48" style:family="table-cell" style:parent-style-name="Default" style:data-style-name="N0">
      <style:table-cell-properties style:cell-protect="protected" style:print-content="true" fo:background-color="transparent" fo:wrap-option="wrap" style:vertical-align="automatic"/>
      <style:text-properties fo:color="#0000ff" style:font-name="Calibri" style:text-underline-style="solid" style:text-underline-width="auto" style:text-underline-color="font-color" style:font-name-asian="Calibri" style:font-name-complex="Calibri"/>
    </style:style>
    <style:style style:name="ce49" style:family="table-cell" style:parent-style-name="Default" style:data-style-name="N0">
      <style:table-cell-properties fo:wrap-option="wrap" style:vertical-align="automatic"/>
      <style:text-properties style:font-name="Calibri" style:font-name-asian="Calibri" style:font-name-complex="Calibri"/>
    </style:style>
    <style:style style:name="ce50" style:family="table-cell" style:parent-style-name="Hyperlink" style:data-style-name="N0">
      <style:text-properties fo:color="#0563c1" style:font-name="Calibri1" style:text-underline-style="solid" style:text-underline-width="auto" style:text-underline-color="font-color" style:font-name-asian="Calibri" style:font-name-complex="Calibri"/>
    </style:style>
    <style:style style:name="ce51" style:family="table-cell" style:parent-style-name="Default" style:data-style-name="N0">
      <style:table-cell-properties style:cell-protect="protected" style:print-content="true" fo:background-color="transparent" style:vertical-align="automatic"/>
      <style:text-properties fo:color="#0000ff" style:font-name="Calibri" style:text-underline-style="solid" style:text-underline-width="auto" style:text-underline-color="font-color" style:font-name-asian="Calibri" style:font-name-complex="Calibri"/>
    </style:style>
    <style:style style:name="ce52" style:family="table-cell" style:parent-style-name="Hyperlink" style:data-style-name="N0">
      <style:table-cell-properties fo:background-color="transparent" style:vertical-align="automatic"/>
      <style:text-properties fo:color="#0563c1" style:font-name="Calibri" style:text-underline-style="solid" style:text-underline-width="auto" style:text-underline-color="font-color" style:font-name-asian="Calibri" style:font-name-complex="Calibri"/>
    </style:style>
    <style:style style:name="ce53" style:family="table-cell" style:parent-style-name="Default" style:data-style-name="N124">
      <style:text-properties style:font-name="Calibri1" style:font-name-asian="Calibri" style:font-name-complex="Calibri"/>
    </style:style>
    <style:style style:name="ce54" style:family="table-cell" style:parent-style-name="Default" style:data-style-name="N125">
      <style:table-cell-properties style:cell-protect="protected" style:print-content="true" fo:background-color="transparent" style:vertical-align="automatic"/>
      <style:text-properties style:font-name="Calibri" style:font-name-asian="Calibri" style:font-name-complex="Calibri"/>
    </style:style>
    <style:style style:name="ce55" style:family="table-cell" style:parent-style-name="Gnumeric-default" style:data-style-name="N122">
      <style:table-cell-properties fo:background-color="transparent" style:vertical-align="automatic"/>
      <style:text-properties fo:font-size="11pt" style:font-size-asian="11pt" style:font-size-complex="11pt"/>
    </style:style>
    <style:style style:name="ce56" style:family="table-cell" style:parent-style-name="Default" style:data-style-name="N122"/>
    <style:style style:name="ce57" style:family="table-cell" style:parent-style-name="Gnumeric-default" style:data-style-name="N0">
      <style:table-cell-properties fo:background-color="transparent" style:vertical-align="automatic"/>
      <style:text-properties fo:font-size="11pt" style:font-size-asian="11pt" style:font-size-complex="11pt"/>
    </style:style>
    <style:style style:name="ce58" style:family="table-cell" style:parent-style-name="Gnumeric-default" style:data-style-name="N125">
      <style:table-cell-properties fo:background-color="transparent" style:vertical-align="automatic"/>
      <style:text-properties fo:font-size="11pt" style:font-size-asian="11pt" style:font-size-complex="11pt"/>
    </style:style>
    <style:style style:name="ce59" style:family="table-cell" style:parent-style-name="Default" style:data-style-name="N125"/>
    <style:style style:name="ce60" style:family="table-cell" style:parent-style-name="Gnumeric-default" style:data-style-name="N0">
      <style:table-cell-properties fo:background-color="transparent" style:vertical-align="automatic"/>
      <style:text-properties fo:font-size="10pt" style:font-size-asian="10pt" style:font-size-complex="10pt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Final_Product" table:style-name="ta1">
        <table:table-column table:style-name="co24" table:default-cell-style-name="ce36"/>
        <table:table-column table:style-name="co25" table:default-cell-style-name="ce36"/>
        <table:table-column table:style-name="co26" table:default-cell-style-name="ce36"/>
        <table:table-column table:style-name="co27" table:default-cell-style-name="ce36"/>
        <table:table-column table:style-name="co28" table:default-cell-style-name="ce36"/>
        <table:table-column table:style-name="co29" table:default-cell-style-name="ce36"/>
        <table:table-column table:style-name="co30" table:default-cell-style-name="ce36"/>
        <table:table-column table:style-name="co31" table:default-cell-style-name="ce36"/>
        <table:table-column table:style-name="co9" table:number-columns-repeated="118" table:default-cell-style-name="ce36"/>
        <table:table-column table:style-name="co10" table:number-columns-repeated="896" table:default-cell-style-name="ce36"/>
        <table:table-column table:style-name="co10" table:number-columns-repeated="2" table:default-cell-style-name="Default"/>
        <table:table-row table:style-name="ro4" table:number-rows-repeated="2">
          <table:table-cell table:style-name="ce31" table:number-columns-repeated="8"/>
          <table:table-cell table:style-name="ce35" table:number-columns-repeated="118"/>
          <table:table-cell table:number-columns-repeated="898"/>
        </table:table-row>
        <table:table-row table:style-name="ro4">
          <table:table-cell table:style-name="ce31"/>
          <table:table-cell/>
          <table:table-cell table:style-name="ce31" table:number-columns-repeated="6"/>
          <table:table-cell table:style-name="ce35" table:number-columns-repeated="118"/>
          <table:table-cell table:number-columns-repeated="898"/>
        </table:table-row>
        <table:table-row table:style-name="ro4">
          <table:table-cell table:style-name="ce31" table:number-columns-repeated="8"/>
          <table:table-cell table:style-name="ce35" table:number-columns-repeated="118"/>
          <table:table-cell table:number-columns-repeated="898"/>
        </table:table-row>
        <table:table-row table:style-name="ro5">
          <table:table-cell table:style-name="ce32" office:value-type="string" calcext:value-type="string">
            <text:p>Description</text:p>
          </table:table-cell>
          <table:table-cell table:style-name="ce32" office:value-type="string" calcext:value-type="string">
            <text:p>Mouser Model #</text:p>
          </table:table-cell>
          <table:table-cell table:style-name="ce32" office:value-type="string" calcext:value-type="string">
            <text:p>Mfr Model #</text:p>
          </table:table-cell>
          <table:table-cell table:style-name="ce32" office:value-type="string" calcext:value-type="string">
            <text:p>Source</text:p>
          </table:table-cell>
          <table:table-cell table:style-name="ce43" office:value-type="string" calcext:value-type="string">
            <text:p>Price per Unit</text:p>
          </table:table-cell>
          <table:table-cell table:style-name="ce43" office:value-type="string" calcext:value-type="string">
            <text:p>Quantity</text:p>
          </table:table-cell>
          <table:table-cell table:style-name="ce43" office:value-type="string" calcext:value-type="string">
            <text:p>Item Total</text:p>
          </table:table-cell>
          <table:table-cell table:style-name="ce31"/>
          <table:table-cell table:style-name="ce35" table:number-columns-repeated="118"/>
          <table:table-cell table:number-columns-repeated="898"/>
        </table:table-row>
        <table:table-row table:style-name="ro4">
          <table:table-cell table:style-name="ce31" office:value-type="string" calcext:value-type="string">
            <text:p>uProcessor</text:p>
          </table:table-cell>
          <table:table-cell table:style-name="ce37" office:value-type="string" calcext:value-type="string">
            <text:p><text:a xlink:href="https://www.mouser.com/ProductDetail/Microchip-Technology-Atmel/ATMEGA32U4-AU?qs=sGAEpiMZZMvqv2n3s2xjsYzXfq0AWv1C4u5a33SlKLw%3D" xlink:type="simple">556-ATMEGA32U4-AU</text:a></text:p>
          </table:table-cell>
          <table:table-cell table:style-name="ce37" office:value-type="string" calcext:value-type="string">
            <text:p><text:a xlink:href="https://www.mouser.com/ProductDetail/Microchip-Technology-Atmel/ATMEGA32U4-AU?qs=sGAEpiMZZMvqv2n3s2xjsYzXfq0AWv1C4u5a33SlKLw%3D" xlink:type="simple">ATMEGA32U4-AU</text:a></text:p>
          </table:table-cell>
          <table:table-cell table:style-name="ce41" office:value-type="string" calcext:value-type="string">
            <text:p><text:a xlink:href="https://www.mouser.com/ProductDetail/Microchip-Technology-Atmel/ATMEGA32U4-AU?qs=sGAEpiMZZMvqv2n3s2xjsYzXfq0AWv1C4u5a33SlKLw%3D" xlink:type="simple">link</text:a></text:p>
          </table:table-cell>
          <table:table-cell table:style-name="ce44" office:value-type="currency" office:currency="USD" office:value="4.12" calcext:value-type="currency">
            <text:p>$4.12</text:p>
          </table:table-cell>
          <table:table-cell table:style-name="ce31" office:value-type="float" office:value="2" calcext:value-type="float">
            <text:p>2</text:p>
          </table:table-cell>
          <table:table-cell table:style-name="ce44" table:formula="of:=[.E6]*[.F6]" office:value-type="currency" office:currency="USD" office:value="8.24" calcext:value-type="currency">
            <text:p>$8.24</text:p>
          </table:table-cell>
          <table:table-cell table:style-name="ce31"/>
          <table:table-cell table:style-name="ce35" table:number-columns-repeated="118"/>
          <table:table-cell table:number-columns-repeated="898"/>
        </table:table-row>
        <table:table-row table:style-name="ro6">
          <table:table-cell table:style-name="ce31" office:value-type="string" calcext:value-type="string">
            <text:p>USB Type A Female</text:p>
          </table:table-cell>
          <table:table-cell table:style-name="ce38" office:value-type="string" calcext:value-type="string">
            <text:p>490-UJ2-AH-1-SMT-TR </text:p>
          </table:table-cell>
          <table:table-cell table:style-name="ce38" office:value-type="string" calcext:value-type="string">
            <text:p>UJ2-AH-1-SMT-TR </text:p>
          </table:table-cell>
          <table:table-cell table:style-name="ce41" office:value-type="string" calcext:value-type="string">
            <text:p><text:a xlink:href="https://www.mouser.com/Connectors/USB-Connectors/_/N-88hmf?P=1z0yy6bZ1z0z7ym&amp;Keyword=USB+type+A+female&amp;FS=True" xlink:type="simple">link</text:a></text:p>
          </table:table-cell>
          <table:table-cell table:style-name="ce44" office:value-type="currency" office:currency="USD" office:value="1.28" calcext:value-type="currency">
            <text:p>$1.28</text:p>
          </table:table-cell>
          <table:table-cell table:style-name="ce31" office:value-type="float" office:value="2" calcext:value-type="float">
            <text:p>2</text:p>
          </table:table-cell>
          <table:table-cell table:style-name="ce44" table:formula="of:=[.E7]*[.F7]" office:value-type="currency" office:currency="USD" office:value="2.56" calcext:value-type="currency">
            <text:p>$2.56</text:p>
          </table:table-cell>
          <table:table-cell table:style-name="ce31"/>
          <table:table-cell table:style-name="ce35" table:number-columns-repeated="118"/>
          <table:table-cell table:number-columns-repeated="898"/>
        </table:table-row>
        <table:table-row table:style-name="ro6">
          <table:table-cell table:style-name="ce31" office:value-type="string" calcext:value-type="string">
            <text:p>Blue LED</text:p>
          </table:table-cell>
          <table:table-cell table:style-name="ce38" office:value-type="string" calcext:value-type="string">
            <text:p>710-150120BS75000 </text:p>
          </table:table-cell>
          <table:table-cell table:style-name="ce38" office:value-type="string" calcext:value-type="string">
            <text:p>150120BS75000 </text:p>
          </table:table-cell>
          <table:table-cell table:style-name="ce41" office:value-type="string" calcext:value-type="string">
            <text:p><text:a xlink:href="https://www.mouser.com/ProductDetail/Wurth-Electronics/150120BS75000?qs=LlUlMxKIyB1WGHUNBglvng%3D%3D" xlink:type="simple">link</text:a></text:p>
          </table:table-cell>
          <table:table-cell table:style-name="ce44" office:value-type="currency" office:currency="USD" office:value="0.21" calcext:value-type="currency">
            <text:p>$0.21</text:p>
          </table:table-cell>
          <table:table-cell table:style-name="ce31" office:value-type="float" office:value="2" calcext:value-type="float">
            <text:p>2</text:p>
          </table:table-cell>
          <table:table-cell table:style-name="ce44" table:formula="of:=[.E8]*[.F8]" office:value-type="currency" office:currency="USD" office:value="0.42" calcext:value-type="currency">
            <text:p>$0.42</text:p>
          </table:table-cell>
          <table:table-cell table:style-name="ce31"/>
          <table:table-cell table:style-name="ce35" table:number-columns-repeated="118"/>
          <table:table-cell table:number-columns-repeated="898"/>
        </table:table-row>
        <table:table-row table:style-name="ro6">
          <table:table-cell table:style-name="ce33" office:value-type="string" calcext:value-type="string">
            <text:p>Green LED</text:p>
          </table:table-cell>
          <table:table-cell table:style-name="ce38" office:value-type="string" calcext:value-type="string">
            <text:p>859-LTST-C230TGKT </text:p>
          </table:table-cell>
          <table:table-cell table:style-name="ce38" office:value-type="string" calcext:value-type="string">
            <text:p>LTST-C230TGKT </text:p>
          </table:table-cell>
          <table:table-cell table:style-name="ce41" office:value-type="string" calcext:value-type="string">
            <text:p><text:a xlink:href="https://www.mouser.com/ProductDetail/Lite-On/LTST-C230TGKT?qs=sGAEpiMZZMuCm2JlHBGefluWFMSz4YzUbhNqzrFI%252bMY%3D" xlink:type="simple">link</text:a></text:p>
          </table:table-cell>
          <table:table-cell table:style-name="ce44" office:value-type="currency" office:currency="USD" office:value="0.59" calcext:value-type="currency">
            <text:p>$0.59</text:p>
          </table:table-cell>
          <table:table-cell table:style-name="ce31" office:value-type="float" office:value="2" calcext:value-type="float">
            <text:p>2</text:p>
          </table:table-cell>
          <table:table-cell table:style-name="ce44" table:formula="of:=[.E9]*[.F9]" office:value-type="currency" office:currency="USD" office:value="1.18" calcext:value-type="currency">
            <text:p>$1.18</text:p>
          </table:table-cell>
          <table:table-cell table:style-name="ce31"/>
          <table:table-cell table:style-name="ce35" table:number-columns-repeated="118"/>
          <table:table-cell table:number-columns-repeated="898"/>
        </table:table-row>
        <table:table-row table:style-name="ro6">
          <table:table-cell table:style-name="ce31" office:value-type="string" calcext:value-type="string">
            <text:p>Orange LED </text:p>
          </table:table-cell>
          <table:table-cell table:style-name="ce38" office:value-type="string" calcext:value-type="string">
            <text:p>604-APT3216LSECKJ4RV </text:p>
          </table:table-cell>
          <table:table-cell table:style-name="ce38" office:value-type="string" calcext:value-type="string">
            <text:p>APT3216LSECK/J4-PRV </text:p>
          </table:table-cell>
          <table:table-cell table:style-name="ce41" office:value-type="string" calcext:value-type="string">
            <text:p><text:a xlink:href="https://www.mouser.com/ProductDetail/Kingbright/APT3216LSECK-J4-PRV?qs=sGAEpiMZZMuCm2JlHBGefkORPgrtEizydptwBJD0YSvJ2hBnPyRc1Q%3D%3D" xlink:type="simple">link</text:a></text:p>
          </table:table-cell>
          <table:table-cell table:style-name="ce44" office:value-type="currency" office:currency="USD" office:value="0.54" calcext:value-type="currency">
            <text:p>$0.54</text:p>
          </table:table-cell>
          <table:table-cell table:style-name="ce31" office:value-type="float" office:value="2" calcext:value-type="float">
            <text:p>2</text:p>
          </table:table-cell>
          <table:table-cell table:style-name="ce44" table:formula="of:=[.E10]*[.F10]" office:value-type="currency" office:currency="USD" office:value="1.08" calcext:value-type="currency">
            <text:p>$1.08</text:p>
          </table:table-cell>
          <table:table-cell table:style-name="ce31"/>
          <table:table-cell table:style-name="ce35" table:number-columns-repeated="118"/>
          <table:table-cell table:number-columns-repeated="898"/>
        </table:table-row>
        <table:table-row table:style-name="ro10">
          <table:table-cell table:style-name="ce31" office:value-type="string" calcext:value-type="string">
            <text:p>Red LED</text:p>
          </table:table-cell>
          <table:table-cell table:style-name="ce38" office:value-type="string" calcext:value-type="string">
            <text:p>604-APT3216SURCK </text:p>
          </table:table-cell>
          <table:table-cell table:style-name="ce38" office:value-type="string" calcext:value-type="string">
            <text:p>APT3216SURCK </text:p>
          </table:table-cell>
          <table:table-cell table:style-name="ce41" office:value-type="string" calcext:value-type="string">
            <text:p><text:a xlink:href="https://www.mouser.com/ProductDetail/Kingbright/APT3216SURCK?qs=sGAEpiMZZMuCm2JlHBGefkIVz3MM6kBjGlqQVlXYeR0%3D" xlink:type="simple">link</text:a></text:p>
          </table:table-cell>
          <table:table-cell table:style-name="ce44" office:value-type="currency" office:currency="USD" office:value="0.48" calcext:value-type="currency">
            <text:p>$0.48</text:p>
          </table:table-cell>
          <table:table-cell table:style-name="ce31" office:value-type="float" office:value="2" calcext:value-type="float">
            <text:p>2</text:p>
          </table:table-cell>
          <table:table-cell table:style-name="ce44" table:formula="of:=[.E11]*[.F11]" office:value-type="currency" office:currency="USD" office:value="0.96" calcext:value-type="currency">
            <text:p>$0.96</text:p>
          </table:table-cell>
          <table:table-cell table:style-name="ce31"/>
          <table:table-cell table:style-name="ce35" table:number-columns-repeated="118"/>
          <table:table-cell table:number-columns-repeated="898"/>
        </table:table-row>
        <table:table-row table:style-name="ro6">
          <table:table-cell table:style-name="ce33" office:value-type="string" calcext:value-type="string">
            <text:p>Tactile Reset Switch</text:p>
          </table:table-cell>
          <table:table-cell table:style-name="ce38" office:value-type="string" calcext:value-type="string">
            <text:p>688-SKPMAN </text:p>
          </table:table-cell>
          <table:table-cell table:style-name="ce38" office:value-type="string" calcext:value-type="string">
            <text:p>SKPMANE010 </text:p>
          </table:table-cell>
          <table:table-cell table:style-name="ce41" office:value-type="string" calcext:value-type="string">
            <text:p><text:a xlink:href="https://www.mouser.com/ProductDetail/ALPS/SKPMANE010?qs=%2Fha2pyFadujlm6jcRsBzbldaQqn6eSNkGIC132P1i%2FI%3D" xlink:type="simple">link</text:a></text:p>
          </table:table-cell>
          <table:table-cell table:style-name="ce44" office:value-type="currency" office:currency="USD" office:value="0.57" calcext:value-type="currency">
            <text:p>$0.57</text:p>
          </table:table-cell>
          <table:table-cell table:style-name="ce31" office:value-type="float" office:value="2" calcext:value-type="float">
            <text:p>2</text:p>
          </table:table-cell>
          <table:table-cell table:style-name="ce44" table:formula="of:=[.E12]*[.F12]" office:value-type="currency" office:currency="USD" office:value="1.14" calcext:value-type="currency">
            <text:p>$1.14</text:p>
          </table:table-cell>
          <table:table-cell table:style-name="ce31"/>
          <table:table-cell table:style-name="ce35" table:number-columns-repeated="118"/>
          <table:table-cell table:number-columns-repeated="898"/>
        </table:table-row>
        <table:table-row table:style-name="ro6">
          <table:table-cell table:style-name="ce31" office:value-type="string" calcext:value-type="string">
            <text:p>1.5k Resistor</text:p>
          </table:table-cell>
          <table:table-cell table:style-name="ce38" office:value-type="string" calcext:value-type="string">
            <text:p>66-WINT1206LF031501B </text:p>
          </table:table-cell>
          <table:table-cell table:style-name="ce38" office:value-type="string" calcext:value-type="string">
            <text:p>WIN-T1206LF-03-1501-B </text:p>
          </table:table-cell>
          <table:table-cell table:style-name="ce41" office:value-type="string" calcext:value-type="string">
            <text:p><text:a xlink:href="https://www.mouser.com/ProductDetail/Welwyn-Components-TT-Electronics/WIN-T1206LF-03-1501-B?qs=8qdoF%2F2f1vojbmjkkhu92w%3D%3D" xlink:type="simple">link</text:a></text:p>
          </table:table-cell>
          <table:table-cell table:style-name="ce44" office:value-type="currency" office:currency="USD" office:value="0.59" calcext:value-type="currency">
            <text:p>$0.59</text:p>
          </table:table-cell>
          <table:table-cell table:style-name="ce31" office:value-type="float" office:value="2" calcext:value-type="float">
            <text:p>2</text:p>
          </table:table-cell>
          <table:table-cell table:style-name="ce44" table:formula="of:=[.E13]*[.F13]" office:value-type="currency" office:currency="USD" office:value="1.18" calcext:value-type="currency">
            <text:p>$1.18</text:p>
          </table:table-cell>
          <table:table-cell table:style-name="ce31"/>
          <table:table-cell table:style-name="ce35" table:number-columns-repeated="118"/>
          <table:table-cell table:number-columns-repeated="898"/>
        </table:table-row>
        <table:table-row table:style-name="ro6">
          <table:table-cell table:style-name="ce31" office:value-type="string" calcext:value-type="string">
            <text:p>150 Ohm Resistor</text:p>
          </table:table-cell>
          <table:table-cell table:style-name="ce38" office:value-type="string" calcext:value-type="string">
            <text:p>66-WINT1206LF031500B </text:p>
          </table:table-cell>
          <table:table-cell table:style-name="ce38" office:value-type="string" calcext:value-type="string">
            <text:p>WIN-T1206LF-03-1500-B </text:p>
          </table:table-cell>
          <table:table-cell table:style-name="ce41" office:value-type="string" calcext:value-type="string">
            <text:p><text:a xlink:href="https://www.mouser.com/ProductDetail/Welwyn-Components-TT-Electronics/WIN-T1206LF-03-1500-B?qs=8qdoF%2F2f1vpsP5Vmuhb%2Fmg%3D%3D" xlink:type="simple">link</text:a></text:p>
          </table:table-cell>
          <table:table-cell table:style-name="ce44" office:value-type="currency" office:currency="USD" office:value="0.59" calcext:value-type="currency">
            <text:p>$0.59</text:p>
          </table:table-cell>
          <table:table-cell table:style-name="ce31" office:value-type="float" office:value="2" calcext:value-type="float">
            <text:p>2</text:p>
          </table:table-cell>
          <table:table-cell table:style-name="ce44" table:formula="of:=[.E14]*[.F14]" office:value-type="currency" office:currency="USD" office:value="1.18" calcext:value-type="currency">
            <text:p>$1.18</text:p>
          </table:table-cell>
          <table:table-cell table:style-name="ce31"/>
          <table:table-cell table:style-name="ce35" table:number-columns-repeated="118"/>
          <table:table-cell table:number-columns-repeated="898"/>
        </table:table-row>
        <table:table-row table:style-name="ro6">
          <table:table-cell table:style-name="ce31" office:value-type="string" calcext:value-type="string">
            <text:p>90.9 Ohm Resistor</text:p>
          </table:table-cell>
          <table:table-cell table:style-name="ce38" office:value-type="string" calcext:value-type="string">
            <text:p>66-WINT1206LF0390R9B</text:p>
          </table:table-cell>
          <table:table-cell table:style-name="ce38" office:value-type="string" calcext:value-type="string">
            <text:p>WIN-T1206LF-03-90R9-B </text:p>
          </table:table-cell>
          <table:table-cell table:style-name="ce41" office:value-type="string" calcext:value-type="string">
            <text:p><text:a xlink:href="https://www.mouser.com/ProductDetail/Welwyn-Components-TT-Electronics/WIN-T1206LF-03-90R9-B?qs=8qdoF%2F2f1vrsl%252bhVa1DAug%3D%3D" xlink:type="simple">link</text:a></text:p>
          </table:table-cell>
          <table:table-cell table:style-name="ce44" office:value-type="currency" office:currency="USD" office:value="0.59" calcext:value-type="currency">
            <text:p>$0.59</text:p>
          </table:table-cell>
          <table:table-cell table:style-name="ce31" office:value-type="float" office:value="4" calcext:value-type="float">
            <text:p>4</text:p>
          </table:table-cell>
          <table:table-cell table:style-name="ce44" table:formula="of:=[.E15]*[.F15]" office:value-type="currency" office:currency="USD" office:value="2.36" calcext:value-type="currency">
            <text:p>$2.36</text:p>
          </table:table-cell>
          <table:table-cell table:style-name="ce31"/>
          <table:table-cell table:style-name="ce35" table:number-columns-repeated="118"/>
          <table:table-cell table:number-columns-repeated="898"/>
        </table:table-row>
        <table:table-row table:style-name="ro4">
          <table:table-cell table:style-name="ce31" office:value-type="string" calcext:value-type="string">
            <text:p>10k Resistor</text:p>
          </table:table-cell>
          <table:table-cell table:style-name="ce39" office:value-type="string" calcext:value-type="string">
            <text:p><text:a xlink:href="https://www.mouser.com/ProductDetail/Welwyn-Components-TT-Electronics/WIN-T1206LF-03-1002-B?qs=sGAEpiMZZMvdGkrng054t7BvsfPgPLg3ObuEixnqTWiHOlxp4TG2iw%3D%3D" xlink:type="simple">66-WINT1206LF031002B</text:a></text:p>
          </table:table-cell>
          <table:table-cell table:style-name="ce39" office:value-type="string" calcext:value-type="string">
            <text:p><text:a xlink:href="https://www.mouser.com/ProductDetail/Welwyn-Components-TT-Electronics/WIN-T1206LF-03-1002-B?qs=sGAEpiMZZMvdGkrng054t7BvsfPgPLg3ObuEixnqTWiHOlxp4TG2iw%3D%3D" xlink:type="simple">WIN-T1206LF-03-1002-B</text:a></text:p>
          </table:table-cell>
          <table:table-cell table:style-name="ce31" office:value-type="string" calcext:value-type="string">
            <text:p><text:a xlink:href="https://www.mouser.com/ProductDetail/Welwyn-Components-TT-Electronics/WIN-T1206LF-03-1002-B?qs=sGAEpiMZZMvdGkrng054t7BvsfPgPLg3ObuEixnqTWiHOlxp4TG2iw%3D%3D" xlink:type="simple">link</text:a></text:p>
          </table:table-cell>
          <table:table-cell table:style-name="ce44" office:value-type="currency" office:currency="USD" office:value="0.59" calcext:value-type="currency">
            <text:p>$0.59</text:p>
          </table:table-cell>
          <table:table-cell table:style-name="ce31" office:value-type="float" office:value="2" calcext:value-type="float">
            <text:p>2</text:p>
          </table:table-cell>
          <table:table-cell table:style-name="ce44" table:formula="of:=[.E16]*[.F16]" office:value-type="currency" office:currency="USD" office:value="1.18" calcext:value-type="currency">
            <text:p>$1.18</text:p>
          </table:table-cell>
          <table:table-cell table:style-name="ce31"/>
          <table:table-cell table:style-name="ce35" table:number-columns-repeated="118"/>
          <table:table-cell table:number-columns-repeated="898"/>
        </table:table-row>
        <table:table-row table:style-name="ro4">
          <table:table-cell table:style-name="ce31" office:value-type="string" calcext:value-type="string">
            <text:p>22 Ohm Resistor</text:p>
          </table:table-cell>
          <table:table-cell table:style-name="ce39" office:value-type="string" calcext:value-type="string">
            <text:p><text:a xlink:href="https://www.mouser.com/ProductDetail/Welwyn-Components-TT-Electronics/WCR1206-22RFI?qs=sGAEpiMZZMvdGkrng054t8%252bPdf%2F%252bll150xV1%2FAyqJ8g%3D" xlink:type="simple">756-WCR1206-22RFI</text:a></text:p>
          </table:table-cell>
          <table:table-cell table:style-name="ce39" office:value-type="string" calcext:value-type="string">
            <text:p><text:a xlink:href="https://www.mouser.com/ProductDetail/Welwyn-Components-TT-Electronics/WCR1206-22RFI?qs=sGAEpiMZZMvdGkrng054t8%252bPdf%2F%252bll150xV1%2FAyqJ8g%3D" xlink:type="simple">WCR1206-22RFI</text:a></text:p>
          </table:table-cell>
          <table:table-cell table:style-name="ce31" office:value-type="string" calcext:value-type="string">
            <text:p><text:a xlink:href="https://www.mouser.com/ProductDetail/Welwyn-Components-TT-Electronics/WCR1206-22RFI?qs=sGAEpiMZZMvdGkrng054t8%252bPdf%2F%252bll150xV1%2FAyqJ8g%3D" xlink:type="simple">link</text:a></text:p>
          </table:table-cell>
          <table:table-cell table:style-name="ce44" office:value-type="currency" office:currency="USD" office:value="0.1" calcext:value-type="currency">
            <text:p>$0.10</text:p>
          </table:table-cell>
          <table:table-cell table:style-name="ce31" office:value-type="float" office:value="4" calcext:value-type="float">
            <text:p>4</text:p>
          </table:table-cell>
          <table:table-cell table:style-name="ce44" table:formula="of:=[.E17]*[.F17]" office:value-type="currency" office:currency="USD" office:value="0.4" calcext:value-type="currency">
            <text:p>$0.40</text:p>
          </table:table-cell>
          <table:table-cell table:style-name="ce31"/>
          <table:table-cell table:style-name="ce35" table:number-columns-repeated="118"/>
          <table:table-cell table:number-columns-repeated="898"/>
        </table:table-row>
        <table:table-row table:style-name="ro6">
          <table:table-cell table:style-name="ce31" office:value-type="string" calcext:value-type="string">
            <text:p>16MHz Oscillator</text:p>
          </table:table-cell>
          <table:table-cell table:style-name="ce38" office:value-type="string" calcext:value-type="string">
            <text:p>520-16.0-18-23G-JGNT </text:p>
          </table:table-cell>
          <table:table-cell table:style-name="ce38" office:value-type="string" calcext:value-type="string">
            <text:p>ECS-160-18-23G-JGN-TR </text:p>
          </table:table-cell>
          <table:table-cell table:style-name="ce31" office:value-type="string" calcext:value-type="string">
            <text:p><text:a xlink:href="https://www.mouser.com/ProductDetail/ECS/ECS-160-18-23G-JGN-TR?qs=sGAEpiMZZMsBj6bBr9Q9abMK2mGYOCsJPHVXJzRaS5ZeeV%2FcZo%2FuSQ%3D%3D" xlink:type="simple">link</text:a></text:p>
          </table:table-cell>
          <table:table-cell table:style-name="ce44" office:value-type="currency" office:currency="USD" office:value="0.92" calcext:value-type="currency">
            <text:p>$0.92</text:p>
          </table:table-cell>
          <table:table-cell table:style-name="ce31" office:value-type="float" office:value="2" calcext:value-type="float">
            <text:p>2</text:p>
          </table:table-cell>
          <table:table-cell table:style-name="ce44" table:formula="of:=[.E18]*[.F18]" office:value-type="currency" office:currency="USD" office:value="1.84" calcext:value-type="currency">
            <text:p>$1.84</text:p>
          </table:table-cell>
          <table:table-cell table:style-name="ce31"/>
          <table:table-cell table:style-name="ce35" table:number-columns-repeated="118"/>
          <table:table-cell table:number-columns-repeated="898"/>
        </table:table-row>
        <table:table-row table:style-name="ro4">
          <table:table-cell table:style-name="ce31" office:value-type="string" calcext:value-type="string">
            <text:p>18pF Cap</text:p>
          </table:table-cell>
          <table:table-cell table:style-name="ce39" office:value-type="string" calcext:value-type="string">
            <text:p><text:a xlink:href="https://www.mouser.com/ProductDetail/Murata-Electronics/GRM31A7U3D180JW31D?qs=sGAEpiMZZMs0AnBnWHyRQFQYdTDrJniYs3ye9uvvO1Q%3D" xlink:type="simple">81-GRM31A7U3D180JW1D</text:a></text:p>
          </table:table-cell>
          <table:table-cell table:style-name="ce39" office:value-type="string" calcext:value-type="string">
            <text:p><text:a xlink:href="https://www.mouser.com/ProductDetail/Murata-Electronics/GRM31A7U3D180JW31D?qs=sGAEpiMZZMs0AnBnWHyRQFQYdTDrJniYs3ye9uvvO1Q%3D" xlink:type="simple">GRM31A7U3D180JW31D</text:a></text:p>
          </table:table-cell>
          <table:table-cell table:style-name="ce31" office:value-type="string" calcext:value-type="string">
            <text:p><text:a xlink:href="https://www.mouser.com/ProductDetail/Murata-Electronics/GRM31A7U3D180JW31D?qs=sGAEpiMZZMs0AnBnWHyRQFQYdTDrJniYs3ye9uvvO1Q%3D" xlink:type="simple">link</text:a></text:p>
          </table:table-cell>
          <table:table-cell table:style-name="ce44" office:value-type="currency" office:currency="USD" office:value="0.57" calcext:value-type="currency">
            <text:p>$0.57</text:p>
          </table:table-cell>
          <table:table-cell table:style-name="ce31" office:value-type="float" office:value="4" calcext:value-type="float">
            <text:p>4</text:p>
          </table:table-cell>
          <table:table-cell table:style-name="ce44" table:formula="of:=[.E19]*[.F19]" office:value-type="currency" office:currency="USD" office:value="2.28" calcext:value-type="currency">
            <text:p>$2.28</text:p>
          </table:table-cell>
          <table:table-cell table:style-name="ce31"/>
          <table:table-cell table:style-name="ce35" table:number-columns-repeated="118"/>
          <table:table-cell table:number-columns-repeated="898"/>
        </table:table-row>
        <table:table-row table:style-name="ro4">
          <table:table-cell table:style-name="ce31" office:value-type="string" calcext:value-type="string">
            <text:p>10uF</text:p>
          </table:table-cell>
          <table:table-cell table:style-name="ce39" office:value-type="string" calcext:value-type="string">
            <text:p><text:a xlink:href="https://www.mouser.com/ProductDetail/Murata-Electronics/GCJ31CC71E106MA15L?qs=sGAEpiMZZMs0AnBnWHyRQID2xuQsFd1GsBctfxImprfmBiz67%2F7c5w%3D%3D" xlink:type="simple">81-GCJ31CC71E106MA5L</text:a></text:p>
          </table:table-cell>
          <table:table-cell table:style-name="ce39" office:value-type="string" calcext:value-type="string">
            <text:p><text:a xlink:href="https://www.mouser.com/ProductDetail/Murata-Electronics/GCJ31CC71E106MA15L?qs=sGAEpiMZZMs0AnBnWHyRQID2xuQsFd1GsBctfxImprfmBiz67%2F7c5w%3D%3D" xlink:type="simple">GCJ31CC71E106MA15L</text:a></text:p>
          </table:table-cell>
          <table:table-cell table:style-name="ce31" office:value-type="string" calcext:value-type="string">
            <text:p><text:a xlink:href="https://www.mouser.com/ProductDetail/Murata-Electronics/GCJ31CC71E106MA15L?qs=sGAEpiMZZMs0AnBnWHyRQID2xuQsFd1GsBctfxImprfmBiz67%2F7c5w%3D%3D" xlink:type="simple">link</text:a></text:p>
          </table:table-cell>
          <table:table-cell table:style-name="ce44" office:value-type="currency" office:currency="USD" office:value="0.94" calcext:value-type="currency">
            <text:p>$0.94</text:p>
          </table:table-cell>
          <table:table-cell table:style-name="ce31" office:value-type="float" office:value="2" calcext:value-type="float">
            <text:p>2</text:p>
          </table:table-cell>
          <table:table-cell table:style-name="ce44" table:formula="of:=[.E20]*[.F20]" office:value-type="currency" office:currency="USD" office:value="1.88" calcext:value-type="currency">
            <text:p>$1.88</text:p>
          </table:table-cell>
          <table:table-cell table:style-name="ce31"/>
          <table:table-cell table:style-name="ce35" table:number-columns-repeated="118"/>
          <table:table-cell table:number-columns-repeated="898"/>
        </table:table-row>
        <table:table-row table:style-name="ro6">
          <table:table-cell table:style-name="ce31" office:value-type="string" calcext:value-type="string">
            <text:p>0.1uF</text:p>
          </table:table-cell>
          <table:table-cell table:style-name="ce38" office:value-type="string" calcext:value-type="string">
            <text:p>80-C1206C104MMRECLR </text:p>
          </table:table-cell>
          <table:table-cell table:style-name="ce38" office:value-type="string" calcext:value-type="string">
            <text:p>1206C104MMREC7210</text:p>
          </table:table-cell>
          <table:table-cell table:style-name="ce31" office:value-type="string" calcext:value-type="string">
            <text:p><text:a xlink:href="https://www.mouser.com/ProductDetail/KEMET/C1206C104MMREC7210?qs=sGAEpiMZZMs0AnBnWHyRQN7%2FAA2D2lPPHl%2F%2FA7mTIO5AKTmkrbI%2F7A%3D%3D" xlink:type="simple">link</text:a></text:p>
          </table:table-cell>
          <table:table-cell table:style-name="ce44" office:value-type="currency" office:currency="USD" office:value="0.71" calcext:value-type="currency">
            <text:p>$0.71</text:p>
          </table:table-cell>
          <table:table-cell table:style-name="ce31" office:value-type="float" office:value="4" calcext:value-type="float">
            <text:p>4</text:p>
          </table:table-cell>
          <table:table-cell table:style-name="ce44" table:formula="of:=[.E21]*[.F21]" office:value-type="currency" office:currency="USD" office:value="2.84" calcext:value-type="currency">
            <text:p>$2.84</text:p>
          </table:table-cell>
          <table:table-cell table:style-name="ce31"/>
          <table:table-cell table:style-name="ce35" table:number-columns-repeated="118"/>
          <table:table-cell table:number-columns-repeated="898"/>
        </table:table-row>
        <table:table-row table:style-name="ro6">
          <table:table-cell table:style-name="ce34" office:value-type="string" calcext:value-type="string">
            <text:p>PTC Thermistor Fuse</text:p>
          </table:table-cell>
          <table:table-cell table:style-name="ce38" office:value-type="string" calcext:value-type="string">
            <text:p>576-1206L025YR </text:p>
          </table:table-cell>
          <table:table-cell table:style-name="ce38" office:value-type="string" calcext:value-type="string">
            <text:p>1206L025YR </text:p>
          </table:table-cell>
          <table:table-cell table:style-name="ce34" office:value-type="string" calcext:value-type="string">
            <text:p><text:a xlink:href="https://www.mouser.com/ProductDetail/Littelfuse/1206L025YR?qs=%2Fha2pyFadugIAty1%252beduke6KuojWwQ7BR40%252bRT86jaQ%3D" xlink:type="simple">link</text:a></text:p>
          </table:table-cell>
          <table:table-cell table:style-name="Default" office:value-type="float" office:value="0.48" calcext:value-type="float">
            <text:p>0.48</text:p>
          </table:table-cell>
          <table:table-cell table:style-name="Default" office:value-type="float" office:value="2" calcext:value-type="float">
            <text:p>2</text:p>
          </table:table-cell>
          <table:table-cell table:style-name="ce44" table:formula="of:=[.E22]*[.F22]" office:value-type="currency" office:currency="USD" office:value="0.96" calcext:value-type="currency">
            <text:p>$0.96</text:p>
          </table:table-cell>
          <table:table-cell table:style-name="ce31"/>
          <table:table-cell table:style-name="ce35" table:number-columns-repeated="118"/>
          <table:table-cell table:number-columns-repeated="898"/>
        </table:table-row>
        <table:table-row table:style-name="ro4">
          <table:table-cell table:style-name="ce31" office:value-type="string" calcext:value-type="string">
            <text:p>LM386N-3 Audio Amplifier</text:p>
          </table:table-cell>
          <table:table-cell table:style-name="ce40" office:value-type="string" calcext:value-type="string">
            <text:p>926-LM386N-3/NOPB </text:p>
          </table:table-cell>
          <table:table-cell table:style-name="ce31" office:value-type="string" calcext:value-type="string">
            <text:p>LM386N-3/NOPB </text:p>
          </table:table-cell>
          <table:table-cell table:style-name="ce42" office:value-type="string" calcext:value-type="string">
            <text:p><text:a xlink:href="https://www.mouser.com/ProductDetail/?qs=QbsRYf82W3HTOHnLnBQd7A%3D%3D" xlink:type="simple">link</text:a></text:p>
          </table:table-cell>
          <table:table-cell table:style-name="ce44" office:value-type="currency" office:currency="USD" office:value="1.01" calcext:value-type="currency">
            <text:p>$1.01</text:p>
          </table:table-cell>
          <table:table-cell table:style-name="ce31" office:value-type="float" office:value="6" calcext:value-type="float">
            <text:p>6</text:p>
          </table:table-cell>
          <table:table-cell table:style-name="ce44" table:formula="of:=[.E23]*[.F23]" office:value-type="currency" office:currency="USD" office:value="6.06" calcext:value-type="currency">
            <text:p>$6.06</text:p>
          </table:table-cell>
          <table:table-cell table:style-name="ce31"/>
          <table:table-cell table:style-name="ce35" table:number-columns-repeated="118"/>
          <table:table-cell table:number-columns-repeated="898"/>
        </table:table-row>
        <table:table-row table:style-name="ro4">
          <table:table-cell table:style-name="ce31" table:number-columns-repeated="3"/>
          <table:table-cell table:style-name="ce42"/>
          <table:table-cell table:style-name="ce44"/>
          <table:table-cell table:style-name="ce31"/>
          <table:table-cell table:style-name="ce44" table:formula="of:=[.E24]*[.F24]" office:value-type="currency" office:currency="USD" office:value="0" calcext:value-type="currency">
            <text:p>$0.00</text:p>
          </table:table-cell>
          <table:table-cell table:style-name="ce31"/>
          <table:table-cell table:style-name="ce35" table:number-columns-repeated="118"/>
          <table:table-cell table:number-columns-repeated="898"/>
        </table:table-row>
        <table:table-row table:style-name="ro4">
          <table:table-cell table:style-name="ce31" table:number-columns-repeated="4"/>
          <table:table-cell table:style-name="ce44"/>
          <table:table-cell table:style-name="ce40"/>
          <table:table-cell table:style-name="ce44" table:formula="of:=[.E25]*[.F25]" office:value-type="currency" office:currency="USD" office:value="0" calcext:value-type="currency">
            <text:p>$0.00</text:p>
          </table:table-cell>
          <table:table-cell table:style-name="ce31"/>
          <table:table-cell table:style-name="ce35" table:number-columns-repeated="118"/>
          <table:table-cell table:number-columns-repeated="898"/>
        </table:table-row>
        <table:table-row table:style-name="ro4">
          <table:table-cell table:style-name="ce31" table:number-columns-repeated="4"/>
          <table:table-cell table:style-name="ce44"/>
          <table:table-cell table:style-name="ce31"/>
          <table:table-cell table:style-name="ce44" table:formula="of:=[.E26]*[.F26]" office:value-type="currency" office:currency="USD" office:value="0" calcext:value-type="currency">
            <text:p>$0.00</text:p>
          </table:table-cell>
          <table:table-cell table:style-name="ce31"/>
          <table:table-cell table:style-name="ce35" table:number-columns-repeated="118"/>
          <table:table-cell table:number-columns-repeated="898"/>
        </table:table-row>
        <table:table-row table:style-name="ro4">
          <table:table-cell table:style-name="ce31" table:number-columns-repeated="4"/>
          <table:table-cell table:style-name="ce44"/>
          <table:table-cell table:style-name="ce31"/>
          <table:table-cell table:style-name="ce44" table:formula="of:=[.E27]*[.F27]" office:value-type="currency" office:currency="USD" office:value="0" calcext:value-type="currency">
            <text:p>$0.00</text:p>
          </table:table-cell>
          <table:table-cell table:style-name="ce31"/>
          <table:table-cell table:style-name="ce35" table:number-columns-repeated="118"/>
          <table:table-cell table:number-columns-repeated="898"/>
        </table:table-row>
        <table:table-row table:style-name="ro4">
          <table:table-cell table:style-name="ce31" table:number-columns-repeated="4"/>
          <table:table-cell table:style-name="ce44"/>
          <table:table-cell table:style-name="ce31"/>
          <table:table-cell table:style-name="ce44" table:formula="of:=[.E28]*[.F28]" office:value-type="currency" office:currency="USD" office:value="0" calcext:value-type="currency">
            <text:p>$0.00</text:p>
          </table:table-cell>
          <table:table-cell table:style-name="ce31"/>
          <table:table-cell table:style-name="ce35" table:number-columns-repeated="118"/>
          <table:table-cell table:number-columns-repeated="898"/>
        </table:table-row>
        <table:table-row table:style-name="ro4">
          <table:table-cell table:style-name="ce31" table:number-columns-repeated="6"/>
          <table:table-cell table:style-name="ce44"/>
          <table:table-cell table:style-name="ce31"/>
          <table:table-cell table:style-name="ce35" table:number-columns-repeated="118"/>
          <table:table-cell table:number-columns-repeated="898"/>
        </table:table-row>
        <table:table-row table:style-name="ro4">
          <table:table-cell table:style-name="ce31" table:number-columns-repeated="5"/>
          <table:table-cell table:style-name="ce31" office:value-type="string" calcext:value-type="string">
            <text:p>Purchase Sub Total</text:p>
          </table:table-cell>
          <table:table-cell table:style-name="ce44" table:formula="of:=SUM([.G6:.G28])" office:value-type="currency" office:currency="USD" office:value="37.74" calcext:value-type="currency">
            <text:p>$37.74</text:p>
          </table:table-cell>
          <table:table-cell table:style-name="ce31"/>
          <table:table-cell table:style-name="ce35" table:number-columns-repeated="118"/>
          <table:table-cell table:number-columns-repeated="898"/>
        </table:table-row>
        <table:table-row table:style-name="ro4" table:number-rows-repeated="3">
          <table:table-cell table:style-name="ce31" table:number-columns-repeated="8"/>
          <table:table-cell table:style-name="ce35" table:number-columns-repeated="118"/>
          <table:table-cell table:number-columns-repeated="898"/>
        </table:table-row>
        <table:table-row table:style-name="ro4" table:number-rows-repeated="101">
          <table:table-cell table:style-name="ce35" table:number-columns-repeated="126"/>
          <table:table-cell table:number-columns-repeated="898"/>
        </table:table-row>
        <table:table-row table:style-name="ro4" table:number-rows-repeated="1048438">
          <table:table-cell table:number-columns-repeated="1024"/>
        </table:table-row>
        <table:table-row table:style-name="ro11" table:number-rows-repeated="3">
          <table:table-cell table:number-columns-repeated="1024"/>
        </table:table-row>
        <table:table-row table:style-name="ro11">
          <table:table-cell table:number-columns-repeated="1024"/>
        </table:table-row>
        <table:named-expressions>
          <table:named-expression table:name="Print_Area" table:base-cell-address="$Final_Product.$A$1" table:expression="#REF!"/>
          <table:named-expression table:name="Sheet_Title" table:base-cell-address="$Final_Product.$A$1" table:expression="&quot;&quot;&quot;Prototype&quot;&quot;&quot;"/>
        </table:named-expressions>
      </table:table>
      <table:table table:name="Prototype" table:style-name="ta2"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14" table:default-cell-style-name="ce6"/>
        <table:table-column table:style-name="co15" table:default-cell-style-name="ce6"/>
        <table:table-column table:style-name="co16" table:default-cell-style-name="ce6"/>
        <table:table-column table:style-name="co17" table:default-cell-style-name="ce6"/>
        <table:table-column table:style-name="co18" table:default-cell-style-name="ce6"/>
        <table:table-column table:style-name="co10" table:number-columns-repeated="1016" table:default-cell-style-name="ce6"/>
        <table:table-row table:style-name="ro7">
          <table:table-cell table:style-name="ce15" office:value-type="string" calcext:value-type="string">
            <text:p>Description</text:p>
          </table:table-cell>
          <table:table-cell table:style-name="ce15" office:value-type="string" calcext:value-type="string">
            <text:p>Notes</text:p>
          </table:table-cell>
          <table:table-cell table:style-name="ce15" office:value-type="string" calcext:value-type="string">
            <text:p>Mouser Model #</text:p>
          </table:table-cell>
          <table:table-cell table:style-name="ce15" office:value-type="string" calcext:value-type="string">
            <text:p>Mfr Model #</text:p>
          </table:table-cell>
          <table:table-cell table:style-name="ce15" office:value-type="string" calcext:value-type="string">
            <text:p>Source</text:p>
          </table:table-cell>
          <table:table-cell table:style-name="ce15" office:value-type="string" calcext:value-type="string">
            <text:p>Price per Unit</text:p>
          </table:table-cell>
          <table:table-cell table:style-name="ce15" office:value-type="string" calcext:value-type="string">
            <text:p>Quantity</text:p>
          </table:table-cell>
          <table:table-cell table:style-name="ce15" office:value-type="string" calcext:value-type="string">
            <text:p>Item Total</text:p>
          </table:table-cell>
          <table:table-cell table:number-columns-repeated="1016"/>
        </table:table-row>
        <table:table-row table:style-name="ro8">
          <table:table-cell table:style-name="ce16" office:value-type="string" calcext:value-type="string">
            <text:p>AVR Adafruit Development Board - 32u4</text:p>
          </table:table-cell>
          <table:table-cell table:style-name="ce16" office:value-type="string" calcext:value-type="string">
            <text:p>SF: purchased 10/11/18</text:p>
          </table:table-cell>
          <table:table-cell table:style-name="ce16" office:value-type="string" calcext:value-type="string">
            <text:p>485-3677</text:p>
          </table:table-cell>
          <table:table-cell table:style-name="ce16" office:value-type="float" office:value="3677" calcext:value-type="float">
            <text:p>3677</text:p>
          </table:table-cell>
          <table:table-cell table:style-name="ce20" office:value-type="string" calcext:value-type="string">
            <text:p><text:a xlink:href="https://www.mouser.com/ProductDetail/Adafruit/3677?qs=sGAEpiMZZMve4%2FbfQkoj%252bG3sQIRW6iS7vMHXPORqy%2Fc%3D" xlink:type="simple">link</text:a></text:p>
          </table:table-cell>
          <table:table-cell table:style-name="ce23" office:value-type="currency" office:currency="USD" office:value="9.95" calcext:value-type="currency">
            <text:p>$9.95 </text:p>
          </table:table-cell>
          <table:table-cell table:style-name="ce16" office:value-type="float" office:value="2" calcext:value-type="float">
            <text:p>2</text:p>
          </table:table-cell>
          <table:table-cell table:style-name="ce23" office:value-type="currency" office:currency="USD" office:value="19.9" calcext:value-type="currency">
            <text:p>$19.90 </text:p>
          </table:table-cell>
          <table:table-cell table:number-columns-repeated="1016"/>
        </table:table-row>
        <table:table-row table:style-name="ro8">
          <table:table-cell table:style-name="ce16" office:value-type="string" calcext:value-type="string">
            <text:p>LM386N-3 Audio Amplifier</text:p>
          </table:table-cell>
          <table:table-cell table:style-name="ce16" office:value-type="string" calcext:value-type="string">
            <text:p>SF: purchased 10/11/18</text:p>
          </table:table-cell>
          <table:table-cell table:style-name="ce16" office:value-type="string" calcext:value-type="string">
            <text:p>926-LM386N-3/NOPB </text:p>
          </table:table-cell>
          <table:table-cell table:style-name="ce16" office:value-type="string" calcext:value-type="string">
            <text:p>LM386N-3/NOPB </text:p>
          </table:table-cell>
          <table:table-cell table:style-name="ce20" office:value-type="string" calcext:value-type="string">
            <text:p><text:a xlink:href="https://www.mouser.com/ProductDetail/texas-instruments/lm386n-3-nopb/?qs=QbsRYf82W3HTOHnLnBQd7A%3D%3D&amp;countrycode=US&amp;currencycode=USD" xlink:type="simple">link</text:a></text:p>
          </table:table-cell>
          <table:table-cell table:style-name="ce23" office:value-type="currency" office:currency="USD" office:value="1.01" calcext:value-type="currency">
            <text:p>$1.01 </text:p>
          </table:table-cell>
          <table:table-cell table:style-name="ce16" office:value-type="float" office:value="6" calcext:value-type="float">
            <text:p>6</text:p>
          </table:table-cell>
          <table:table-cell table:style-name="ce23" office:value-type="currency" office:currency="USD" office:value="6.06" calcext:value-type="currency">
            <text:p>$6.06 </text:p>
          </table:table-cell>
          <table:table-cell table:number-columns-repeated="1016"/>
        </table:table-row>
        <table:table-row table:style-name="ro8" table:number-rows-repeated="2">
          <table:table-cell table:style-name="ce17" table:number-columns-repeated="2"/>
          <table:table-cell table:style-name="ce18" table:number-columns-repeated="2"/>
          <table:table-cell table:style-name="ce21"/>
          <table:table-cell table:style-name="ce24"/>
          <table:table-cell table:style-name="ce17"/>
          <table:table-cell table:style-name="ce24"/>
          <table:table-cell table:number-columns-repeated="1016"/>
        </table:table-row>
        <table:table-row table:style-name="ro8" table:number-rows-repeated="7">
          <table:table-cell table:style-name="ce17" table:number-columns-repeated="2"/>
          <table:table-cell table:style-name="ce19" table:number-columns-repeated="2"/>
          <table:table-cell table:style-name="ce17"/>
          <table:table-cell table:style-name="ce24"/>
          <table:table-cell table:style-name="ce17"/>
          <table:table-cell table:style-name="ce24"/>
          <table:table-cell table:number-columns-repeated="1016"/>
        </table:table-row>
        <table:table-row table:style-name="ro8">
          <table:table-cell table:style-name="ce17" table:number-columns-repeated="2"/>
          <table:table-cell table:style-name="ce16"/>
          <table:table-cell table:style-name="ce17"/>
          <table:table-cell table:style-name="ce22"/>
          <table:table-cell table:style-name="ce24"/>
          <table:table-cell table:style-name="ce17"/>
          <table:table-cell table:style-name="ce24"/>
          <table:table-cell table:number-columns-repeated="1016"/>
        </table:table-row>
        <table:table-row table:style-name="ro8">
          <table:table-cell table:style-name="ce17" table:number-columns-repeated="4"/>
          <table:table-cell table:style-name="ce22"/>
          <table:table-cell table:style-name="ce24"/>
          <table:table-cell table:style-name="ce17"/>
          <table:table-cell table:style-name="ce24"/>
          <table:table-cell table:number-columns-repeated="1016"/>
        </table:table-row>
        <table:table-row table:style-name="ro8">
          <table:table-cell table:style-name="ce17" table:number-columns-repeated="5"/>
          <table:table-cell table:style-name="ce24"/>
          <table:table-cell table:style-name="ce16"/>
          <table:table-cell table:style-name="ce24"/>
          <table:table-cell table:number-columns-repeated="1016"/>
        </table:table-row>
        <table:table-row table:style-name="ro8" table:number-rows-repeated="3">
          <table:table-cell table:style-name="ce17" table:number-columns-repeated="5"/>
          <table:table-cell table:style-name="ce24"/>
          <table:table-cell table:style-name="ce17"/>
          <table:table-cell table:style-name="ce24"/>
          <table:table-cell table:number-columns-repeated="1016"/>
        </table:table-row>
        <table:table-row table:style-name="ro8">
          <table:table-cell table:style-name="ce17" table:number-columns-repeated="7"/>
          <table:table-cell table:style-name="ce24"/>
          <table:table-cell table:number-columns-repeated="1016"/>
        </table:table-row>
        <table:table-row table:style-name="ro8">
          <table:table-cell table:style-name="ce17" table:number-columns-repeated="6"/>
          <table:table-cell table:style-name="ce17" office:value-type="string" calcext:value-type="string">
            <text:p>Purchase Sub Total</text:p>
          </table:table-cell>
          <table:table-cell table:style-name="ce24" table:formula="of:=SUM([.H2:.H18])" office:value-type="currency" office:currency="USD" office:value="25.96" calcext:value-type="currency">
            <text:p>$25.96</text:p>
          </table:table-cell>
          <table:table-cell table:number-columns-repeated="1016"/>
        </table:table-row>
        <table:table-row table:style-name="ro9" table:number-rows-repeated="104855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Admin" table:style-name="ta1">
        <table:table-column table:style-name="co19" table:default-cell-style-name="ce6"/>
        <table:table-column table:style-name="co20" table:default-cell-style-name="ce6"/>
        <table:table-column table:style-name="co15" table:default-cell-style-name="ce6"/>
        <table:table-column table:style-name="co21" table:default-cell-style-name="ce6"/>
        <table:table-column table:style-name="co22" table:default-cell-style-name="ce6"/>
        <table:table-column table:style-name="co16" table:default-cell-style-name="ce6"/>
        <table:table-column table:style-name="co12" table:default-cell-style-name="ce6"/>
        <table:table-column table:style-name="co18" table:default-cell-style-name="ce6"/>
        <table:table-column table:style-name="co9" table:number-columns-repeated="120" table:default-cell-style-name="ce6"/>
        <table:table-column table:style-name="co10" table:number-columns-repeated="896" table:default-cell-style-name="ce6"/>
        <table:table-row table:style-name="ro7">
          <table:table-cell table:style-name="ce15" office:value-type="string" calcext:value-type="string">
            <text:p>Date Purchased</text:p>
          </table:table-cell>
          <table:table-cell table:style-name="ce15" office:value-type="string" calcext:value-type="string">
            <text:p>Product(s)</text:p>
          </table:table-cell>
          <table:table-cell table:style-name="ce15" office:value-type="string" calcext:value-type="string">
            <text:p>Source</text:p>
          </table:table-cell>
          <table:table-cell table:style-name="ce15" office:value-type="string" calcext:value-type="string">
            <text:p>Purchaser</text:p>
          </table:table-cell>
          <table:table-cell table:style-name="ce15" office:value-type="string" calcext:value-type="string">
            <text:p>Amount</text:p>
          </table:table-cell>
          <table:table-cell table:style-name="ce15"/>
          <table:table-cell table:style-name="ce15" office:value-type="string" calcext:value-type="string">
            <text:p>Totals by Purchaser</text:p>
          </table:table-cell>
          <table:table-cell table:style-name="ce15"/>
          <table:table-cell table:number-columns-repeated="1016"/>
        </table:table-row>
        <table:table-row table:style-name="ro9">
          <table:table-cell table:style-name="ce25" office:value-type="date" office:date-value="2018-10-04" calcext:value-type="date">
            <text:p>10/4/2018</text:p>
          </table:table-cell>
          <table:table-cell office:value-type="string" calcext:value-type="string">
            <text:p>Microphone</text:p>
          </table:table-cell>
          <table:table-cell office:value-type="string" calcext:value-type="string">
            <text:p>EPL</text:p>
          </table:table-cell>
          <table:table-cell table:style-name="ce27" office:value-type="string" calcext:value-type="string">
            <text:p>Amanda</text:p>
          </table:table-cell>
          <table:table-cell table:style-name="ce28" office:value-type="currency" office:currency="USD" office:value="5" calcext:value-type="currency">
            <text:p>$5.00</text:p>
          </table:table-cell>
          <table:table-cell table:style-name="ce27"/>
          <table:table-cell table:style-name="ce27" office:value-type="string" calcext:value-type="string">
            <text:p>Amanda</text:p>
          </table:table-cell>
          <table:table-cell table:style-name="ce28" table:formula="of:=SUMIF([.D$1:.D$1048576];[.D38];[.E$1:.E$1048576])" office:value-type="currency" office:currency="USD" office:value="5" calcext:value-type="currency">
            <text:p>$5.00</text:p>
          </table:table-cell>
          <table:table-cell table:style-name="ce30" table:number-columns-repeated="120"/>
          <table:table-cell table:number-columns-repeated="896"/>
        </table:table-row>
        <table:table-row table:style-name="ro9">
          <table:table-cell table:style-name="ce26" office:value-type="date" office:date-value="2018-10-11" calcext:value-type="date">
            <text:p>10/11/2018</text:p>
          </table:table-cell>
          <table:table-cell office:value-type="string" calcext:value-type="string">
            <text:p>Prototype Board, op-amp +shipping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Sam</text:p>
          </table:table-cell>
          <table:table-cell table:style-name="ce29" table:formula="of:=25.96+7.99" office:value-type="currency" office:currency="USD" office:value="33.95" calcext:value-type="currency">
            <text:p>$33.95</text:p>
          </table:table-cell>
          <table:table-cell/>
          <table:table-cell office:value-type="string" calcext:value-type="string">
            <text:p>Sam</text:p>
          </table:table-cell>
          <table:table-cell table:style-name="ce28" table:formula="of:=SUMIF([.D$1:.D$1048576];[.D39];[.E$1:.E$1048576])" office:value-type="currency" office:currency="USD" office:value="33.95" calcext:value-type="currency">
            <text:p>$33.95</text:p>
          </table:table-cell>
          <table:table-cell table:number-columns-repeated="1016"/>
        </table:table-row>
        <table:table-row table:style-name="ro9">
          <table:table-cell table:number-columns-repeated="4"/>
          <table:table-cell table:style-name="ce29"/>
          <table:table-cell/>
          <table:table-cell office:value-type="string" calcext:value-type="string">
            <text:p>Mark</text:p>
          </table:table-cell>
          <table:table-cell table:style-name="ce28" table:formula="of:=SUMIF([.D$1:.D$1048576];[.D40];[.E$1:.E$1048576])" office:value-type="currency" office:currency="USD" office:value="0" calcext:value-type="currency">
            <text:p>$0.00</text:p>
          </table:table-cell>
          <table:table-cell table:number-columns-repeated="1016"/>
        </table:table-row>
        <table:table-row table:style-name="ro9">
          <table:table-cell table:number-columns-repeated="4"/>
          <table:table-cell table:style-name="ce29"/>
          <table:table-cell/>
          <table:table-cell office:value-type="string" calcext:value-type="string">
            <text:p>Rawan</text:p>
          </table:table-cell>
          <table:table-cell table:style-name="ce28" table:formula="of:=SUMIF([.D$1:.D$1048576];[.D41];[.E$1:.E$1048576])" office:value-type="currency" office:currency="USD" office:value="0" calcext:value-type="currency">
            <text:p>$0.00</text:p>
          </table:table-cell>
          <table:table-cell table:number-columns-repeated="1016"/>
        </table:table-row>
        <table:table-row table:style-name="ro9" table:number-rows-repeated="6">
          <table:table-cell table:number-columns-repeated="4"/>
          <table:table-cell table:style-name="ce29"/>
          <table:table-cell table:number-columns-repeated="1019"/>
        </table:table-row>
        <table:table-row table:style-name="ro9">
          <table:table-cell table:number-columns-repeated="4"/>
          <table:table-cell table:style-name="ce29"/>
          <table:table-cell table:number-columns-repeated="7"/>
          <table:table-cell table:style-name="ce30" table:number-columns-repeated="2"/>
          <table:table-cell table:number-columns-repeated="1010"/>
        </table:table-row>
        <table:table-row table:style-name="ro9" table:number-rows-repeated="22">
          <table:table-cell table:number-columns-repeated="4"/>
          <table:table-cell table:style-name="ce29"/>
          <table:table-cell table:number-columns-repeated="1019"/>
        </table:table-row>
        <table:table-row table:style-name="ro9">
          <table:table-cell table:number-columns-repeated="3"/>
          <table:table-cell office:value-type="string" calcext:value-type="string">
            <text:p>Grand Total</text:p>
          </table:table-cell>
          <table:table-cell table:style-name="ce29" table:formula="of:=SUM([.E2:.E34])" office:value-type="currency" office:currency="USD" office:value="38.95" calcext:value-type="currency">
            <text:p>$38.95</text:p>
          </table:table-cell>
          <table:table-cell table:number-columns-repeated="1019"/>
        </table:table-row>
        <table:table-row table:style-name="ro9">
          <table:table-cell table:number-columns-repeated="4"/>
          <table:table-cell table:style-name="ce29"/>
          <table:table-cell table:number-columns-repeated="1019"/>
        </table:table-row>
        <table:table-row table:style-name="ro9">
          <table:table-cell table:number-columns-repeated="3"/>
          <table:table-cell office:value-type="string" calcext:value-type="string">
            <text:p>Reference</text:p>
          </table:table-cell>
          <table:table-cell table:number-columns-repeated="1020"/>
        </table:table-row>
        <table:table-row table:style-name="ro9">
          <table:table-cell table:number-columns-repeated="3"/>
          <table:table-cell table:style-name="ce27" office:value-type="string" calcext:value-type="string">
            <text:p>Amanda</text:p>
          </table:table-cell>
          <table:table-cell table:number-columns-repeated="1020"/>
        </table:table-row>
        <table:table-row table:style-name="ro9">
          <table:table-cell table:number-columns-repeated="3"/>
          <table:table-cell office:value-type="string" calcext:value-type="string">
            <text:p>Sam</text:p>
          </table:table-cell>
          <table:table-cell table:number-columns-repeated="1020"/>
        </table:table-row>
        <table:table-row table:style-name="ro9">
          <table:table-cell table:number-columns-repeated="3"/>
          <table:table-cell office:value-type="string" calcext:value-type="string">
            <text:p>Mark</text:p>
          </table:table-cell>
          <table:table-cell table:number-columns-repeated="1020"/>
        </table:table-row>
        <table:table-row table:style-name="ro9">
          <table:table-cell table:number-columns-repeated="3"/>
          <table:table-cell office:value-type="string" calcext:value-type="string">
            <text:p>Rawan</text:p>
          </table:table-cell>
          <table:table-cell table:number-columns-repeated="1020"/>
        </table:table-row>
        <table:table-row table:style-name="ro9" table:number-rows-repeated="1048534">
          <table:table-cell table:number-columns-repeated="1024"/>
        </table:table-row>
        <table:table-row table:style-name="ro9">
          <table:table-cell table:number-columns-repeated="1024"/>
        </table:table-row>
        <table:named-expressions>
          <table:named-expression table:name="Print_Area" table:base-cell-address="$Final_Product.$A$1" table:expression="#REF!"/>
          <table:named-expression table:name="Sheet_Title" table:base-cell-address="$Final_Product.$A$1" table:expression="&quot;&quot;&quot;Admin&quot;&quot;&quot;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Sans" svg:font-family="Sans"/>
    <style:font-face style:name="Arial1" svg:font-family="Arial" style:font-family-generic="swiss"/>
    <style:font-face style:name="Calibri1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date-style style:name="N122">
      <number:month/>
      <number:text>/</number:text>
      <number:day/>
      <number:text>/</number:text>
      <number:year number:style="long"/>
    </number:date-style>
    <number:currency-style style:name="N123">
      <number:currency-symbol>$</number:currency-symbol>
      <number:number number:decimal-places="2" loext:min-decimal-places="2" number:min-integer-digits="1" number:grouping="true"/>
      <number:text> </number:text>
    </number:currency-style>
    <number:currency-style style:name="N124P0" style:volatile="true">
      <number:currency-symbol>$</number:currency-symbol>
      <number:number number:decimal-places="2" loext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>$</number:currency-symbol>
      <number:number number:decimal-places="2" loext:min-decimal-places="2" number:min-integer-digits="1" number:grouping="true"/>
      <number:text>)</number:text>
      <style:map style:condition="value()&gt;=0" style:apply-style-name="N124P0"/>
    </number:currency-style>
    <number:currency-style style:name="N125">
      <number:currency-symbol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Sans" fo:font-family="Sans" fo:font-size="11pt" style:font-name-asian="Sans" style:font-family-asian="Sans" style:font-size-asian="11pt" style:font-name-complex="Sans" style:font-family-complex="San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 style:data-style-name="N0">
      <style:table-cell-properties fo:background-color="transparent" style:vertical-align="automatic"/>
      <style:text-properties fo:font-size="10pt" style:font-size-asian="10pt" style:font-size-complex="10pt"/>
    </style:style>
    <style:style style:name="Hyperlink" style:family="table-cell" style:parent-style-name="Default" style:data-style-name="N0">
      <style:text-properties fo:color="#0563c1" style:text-underline-style="solid" style:text-underline-width="auto" style:text-underline-color="font-color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2pt" fo:margin-bottom="72pt" fo:margin-left="72pt" fo:margin-right="72pt" style:print-page-order="ttb" style:first-page-number="1" style:scale-to="100%" style:print="annotations charts drawings objects"/>
      <style:header-style>
        <style:header-footer-properties fo:min-height="21.26pt" fo:margin-left="0pt" fo:margin-right="0pt" fo:margin-bottom="0pt"/>
      </style:header-style>
      <style:footer-style>
        <style:header-footer-properties fo:min-height="21.26pt" fo:margin-left="0pt" fo:margin-right="0pt" fo:margin-top="0pt"/>
      </style:footer-style>
    </style:page-layout>
    <style:page-layout style:name="Mpm4">
      <style:page-layout-properties style:num-format="1" style:print-orientation="portrait" fo:margin-top="21.6pt" fo:margin-bottom="21.6pt" fo:margin-left="50.4pt" fo:margin-right="50.4pt" style:print-page-order="ttb" style:first-page-number="continue" style:scale-to="100%" style:print="charts drawings objects"/>
      <style:header-style>
        <style:header-footer-properties fo:min-height="32.4pt" fo:margin-left="50.4pt" fo:margin-right="50.4pt" fo:margin-bottom="0pt"/>
      </style:header-style>
      <style:footer-style>
        <style:header-footer-properties fo:min-height="32.4pt" fo:margin-left="50.4pt" fo:margin-right="50.4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24">00/00/0000</text:date>, <text:time style:data-style-name="N2" text:time-value="21:25:38.49726938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creation-date>2018-10-05T17:28:34Z</meta:creation-date>
    <dc:date>2018-10-24T21:32:23.960929813</dc:date>
    <meta:editing-cycles>23</meta:editing-cycles>
    <meta:editing-duration>P1DT14H58M59S</meta:editing-duration>
    <meta:document-statistic meta:table-count="3" meta:cell-count="197" meta:object-count="0"/>
  </office:meta>
</office:document-meta>
</file>